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delicious, tasty (used by male)">
            <text:p>delicious, tasty (used by mal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あそこのハンバーガーはすごくうまい。">
            <text:p>あそこのハンバーガーはすごくうまい。</text:p>
          </table:table-cell>
          <table:table-cell office:value-type="string" office:value="あそこ の ハンバーガー は すごく うまい。">
            <text:p>あそこ の ハンバーガー は すごく うまい。</text:p>
          </table:table-cell>
          <table:table-cell office:value-type="string" office:value="The hamburgers there are very delicious.">
            <text:p>The hamburgers there are very deliciou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思い出す">
            <text:p>思い出す</text:p>
          </table:table-cell>
          <table:table-cell office:value-type="string" office:value="おもいだす">
            <text:p>おもいだす</text:p>
          </table:table-cell>
          <table:table-cell office:value-type="string" office:value="recollect, recall">
            <text:p>recollect, reca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切な用事を思い出しました。">
            <text:p>大切な用事を思い出しました。</text:p>
          </table:table-cell>
          <table:table-cell office:value-type="string" office:value="たいせつな ようじ を おもいだしました。">
            <text:p>たいせつな ようじ を おもいだしました。</text:p>
          </table:table-cell>
          <table:table-cell office:value-type="string" office:value="I just remembered something important I need to take care of.">
            <text:p>I just remembered something important I need to take care of.</text:p>
          </table:table-cell>
          <table:table-cell office:value-type="string" office:value="彼の名前が思い出せない。">
            <text:p>彼の名前が思い出せない。</text:p>
          </table:table-cell>
          <table:table-cell office:value-type="string" office:value="かれ の なまえ が おもいだせ ない。">
            <text:p>かれ の なまえ が おもいだせ ない。</text:p>
          </table:table-cell>
          <table:table-cell office:value-type="string" office:value="I can't remember his name.">
            <text:p>I can't remember his na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聞こえる">
            <text:p>聞こえる</text:p>
          </table:table-cell>
          <table:table-cell office:value-type="string" office:value="きこえる">
            <text:p>きこえる</text:p>
          </table:table-cell>
          <table:table-cell office:value-type="string" office:value="hear, be heard">
            <text:p>hear, be he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借りる">
            <text:p>借りる</text:p>
          </table:table-cell>
          <table:table-cell office:value-type="string" office:value="かりる">
            <text:p>かりる</text:p>
          </table:table-cell>
          <table:table-cell office:value-type="string" office:value="borrow">
            <text:p>bor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返す">
            <text:p>返す</text:p>
          </table:table-cell>
          <table:table-cell office:value-type="string" office:value="かえす">
            <text:p>かえす</text:p>
          </table:table-cell>
          <table:table-cell office:value-type="string" office:value="return, repay">
            <text:p>return, rep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図書館に本を返した。">
            <text:p>図書館に本を返した。</text:p>
          </table:table-cell>
          <table:table-cell office:value-type="string" office:value="としょかん に ほん を かえした。">
            <text:p>としょかん に ほん を かえした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まだ母にお金を返していない。">
            <text:p>まだ母にお金を返していない。</text:p>
          </table:table-cell>
          <table:table-cell office:value-type="string" office:value="まだ はは に おかね を かえして いない。">
            <text:p>まだ はは に おかね を かえして いない。</text:p>
          </table:table-cell>
          <table:table-cell office:value-type="string" office:value="I haven't paid back my mother back yet.">
            <text:p>I haven't paid back my mother back ye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受け取る">
            <text:p>受け取る</text:p>
          </table:table-cell>
          <table:table-cell office:value-type="string" office:value="うけとる">
            <text:p>うけとる</text:p>
          </table:table-cell>
          <table:table-cell office:value-type="string" office:value="receive, get">
            <text:p>receiv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昨日、手紙を受け取りました。">
            <text:p>昨日、手紙を受け取りました。</text:p>
          </table:table-cell>
          <table:table-cell office:value-type="string" office:value="きのう、てがみ を うけとりました。">
            <text:p>きのう、てがみ を うけとりました。</text:p>
          </table:table-cell>
          <table:table-cell office:value-type="string" office:value="Yesterday I received the letter.">
            <text:p>Yesterday I received the let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捨てる">
            <text:p>捨てる</text:p>
          </table:table-cell>
          <table:table-cell office:value-type="string" office:value="すてる">
            <text:p>すてる</text:p>
          </table:table-cell>
          <table:table-cell office:value-type="string" office:value="discard, abandon">
            <text:p>discard, aband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ミを捨ててください。">
            <text:p>ゴミを捨ててください。</text:p>
          </table:table-cell>
          <table:table-cell office:value-type="string" office:value="ゴミ を すてて ください。">
            <text:p>ゴミ を すてて ください。</text:p>
          </table:table-cell>
          <table:table-cell office:value-type="string" office:value="Please throw away the garbage.">
            <text:p>Please throw away the garbage.</text:p>
          </table:table-cell>
          <table:table-cell office:value-type="string" office:value="私は古い服を全部捨てました。">
            <text:p>私は古い服を全部捨てました。</text:p>
          </table:table-cell>
          <table:table-cell office:value-type="string" office:value="わたし は ふるい ふく を ぜんぶ すてました。">
            <text:p>わたし は ふるい ふく を ぜんぶ すてました。</text:p>
          </table:table-cell>
          <table:table-cell office:value-type="string" office:value="I discarded all my old clothes.">
            <text:p>I discarded all my old cloth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一緒">
            <text:p>一緒</text:p>
          </table:table-cell>
          <table:table-cell office:value-type="string" office:value="いっしょ">
            <text:p>いっしょ</text:p>
          </table:table-cell>
          <table:table-cell office:value-type="string" office:value="together, same (colloquial)">
            <text:p>together, same (colloquial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二人はいつも一緒です。">
            <text:p>あの二人はいつも一緒です。</text:p>
          </table:table-cell>
          <table:table-cell office:value-type="string" office:value="あの ふたり は いつも いっしょ です。">
            <text:p>あの ふたり は いつも いっしょ です。</text:p>
          </table:table-cell>
          <table:table-cell office:value-type="string" office:value="Those two are always together.">
            <text:p>Those two are always together.</text:p>
          </table:table-cell>
          <table:table-cell office:value-type="string" office:value="どっちでも一緒だよ。">
            <text:p>どっちでも一緒だよ。</text:p>
          </table:table-cell>
          <table:table-cell office:value-type="string" office:value="どっち でも いっしょ だ よ。">
            <text:p>どっち でも いっしょ だ よ。</text:p>
          </table:table-cell>
          <table:table-cell office:value-type="string" office:value="Both are the same.">
            <text:p>Both are the sa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遊び">
            <text:p>遊び</text:p>
          </table:table-cell>
          <table:table-cell office:value-type="string" office:value="あそび">
            <text:p>あそび</text:p>
          </table:table-cell>
          <table:table-cell office:value-type="string" office:value="game, amusement">
            <text:p>game, amu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日本の遊びを教えてください。">
            <text:p>日本の遊びを教えてください。</text:p>
          </table:table-cell>
          <table:table-cell office:value-type="string" office:value="にほん の あそび を おしえて ください。">
            <text:p>にほん の あそび を おしえて ください。</text:p>
          </table:table-cell>
          <table:table-cell office:value-type="string" office:value="Please teach me Japanese games.">
            <text:p>Please teach me Japanese gam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移す">
            <text:p>移す</text:p>
          </table:table-cell>
          <table:table-cell office:value-type="string" office:value="うつす">
            <text:p>うつす</text:p>
          </table:table-cell>
          <table:table-cell office:value-type="string" office:value="move, transfer">
            <text:p>mov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を窓のそばに移しました。">
            <text:p>机を窓のそばに移しました。</text:p>
          </table:table-cell>
          <table:table-cell office:value-type="string" office:value="つくえ を まど の そば に うつしました 。">
            <text:p>つくえ を まど の そば に うつしました 。</text:p>
          </table:table-cell>
          <table:table-cell office:value-type="string" office:value="I moved the desk near the window.">
            <text:p>I moved the desk near the window.</text:p>
          </table:table-cell>
          <table:table-cell office:value-type="string" office:value="新しいパソコンにデータを移しました。">
            <text:p>新しいパソコンにデータを移しました。</text:p>
          </table:table-cell>
          <table:table-cell office:value-type="string" office:value="あたらしい パソコン に データ を うつしました。">
            <text:p>あたらしい パソコン に データ を うつしました。</text:p>
          </table:table-cell>
          <table:table-cell office:value-type="string" office:value="I transferred the data to the new computer.">
            <text:p>I transferred the data to the new compu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大きさ">
            <text:p>大きさ</text:p>
          </table:table-cell>
          <table:table-cell office:value-type="string" office:value="おおきさ">
            <text:p>おおきさ</text:p>
          </table:table-cell>
          <table:table-cell office:value-type="string" office:value="size, dimension">
            <text:p>size, dimen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あなたのスーツケースの大きさを教えてください。">
            <text:p>あなたのスーツケースの大きさを教えてください。</text:p>
          </table:table-cell>
          <table:table-cell office:value-type="string" office:value="あなた の スーツケース の おおきさ を おしえて ください。">
            <text:p>あなた の スーツケース の おおきさ を おしえて ください。</text:p>
          </table:table-cell>
          <table:table-cell office:value-type="string" office:value="Please tell me the size of your suitcase.">
            <text:p>Please tell me the size of your suitcas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考え">
            <text:p>考え</text:p>
          </table:table-cell>
          <table:table-cell office:value-type="string" office:value="かんがえ">
            <text:p>かんがえ</text:p>
          </table:table-cell>
          <table:table-cell office:value-type="string" office:value="thought, idea">
            <text:p>thought, id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良い考えです。">
            <text:p>それは良い考えです。</text:p>
          </table:table-cell>
          <table:table-cell office:value-type="string" office:value="それ は いい かんがえ です。">
            <text:p>それ は いい かんがえ です。</text:p>
          </table:table-cell>
          <table:table-cell office:value-type="string" office:value="That's a good idea.">
            <text:p>That's a good idea.</text:p>
          </table:table-cell>
          <table:table-cell office:value-type="string" office:value="私には考えがあります。">
            <text:p>私には考えがあります。</text:p>
          </table:table-cell>
          <table:table-cell office:value-type="string" office:value="わたし に は かんがえ が あります。">
            <text:p>わたし に は かんがえ が あります。</text:p>
          </table:table-cell>
          <table:table-cell office:value-type="string" office:value="I have an idea.">
            <text:p>I have an idea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空港">
            <text:p>空港</text:p>
          </table:table-cell>
          <table:table-cell office:value-type="string" office:value="くうこう">
            <text:p>くうこう</text:p>
          </table:table-cell>
          <table:table-cell office:value-type="string" office:value="airport (for public transportation)">
            <text:p>airport (for public transportatio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港までリムジンバスで行った。">
            <text:p>空港までリムジンバスで行った。</text:p>
          </table:table-cell>
          <table:table-cell office:value-type="string" office:value="くうこう まで リムジン バス で いった。">
            <text:p>くうこう まで リムジン バス で いった。</text:p>
          </table:table-cell>
          <table:table-cell office:value-type="string" office:value="I went to the airport by shuttle bus.">
            <text:p>I went to the airport by shuttle bus.</text:p>
          </table:table-cell>
          <table:table-cell office:value-type="string" office:value="姉が空港まで迎えに来てくれます。">
            <text:p>姉が空港まで迎えに来てくれます。</text:p>
          </table:table-cell>
          <table:table-cell office:value-type="string" office:value="あね が くうこう まで むかえに きて くれます。">
            <text:p>あね が くうこう まで むかえに きて くれます。</text:p>
          </table:table-cell>
          <table:table-cell office:value-type="string" office:value="My big sister is coming to pick me up at the airport.">
            <text:p>My big sister is coming to pick me up at the airpor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出発">
            <text:p>出発</text:p>
          </table:table-cell>
          <table:table-cell office:value-type="string" office:value="しゅっぱつ">
            <text:p>しゅっぱつ</text:p>
          </table:table-cell>
          <table:table-cell office:value-type="string" office:value="departure, starting">
            <text:p>departure, star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15分で出発です。">
            <text:p>あと15分で出発です。</text:p>
          </table:table-cell>
          <table:table-cell office:value-type="string" office:value="あと 15 ふん で しゅっぱつ です。">
            <text:p>あと 15 ふん で しゅっぱつ です。</text:p>
          </table:table-cell>
          <table:table-cell office:value-type="string" office:value="Departure will be in fifteen minutes.">
            <text:p>Departure will be in fifteen minutes.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地図">
            <text:p>地図</text:p>
          </table:table-cell>
          <table:table-cell office:value-type="string" office:value="ちず">
            <text:p>ちず</text:p>
          </table:table-cell>
          <table:table-cell office:value-type="string" office:value="map, atlas">
            <text:p>map, atl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図を見てきてください。">
            <text:p>地図を見てきてください。</text:p>
          </table:table-cell>
          <table:table-cell office:value-type="string" office:value="ちず を みて きて ください 。">
            <text:p>ちず を みて きて ください 。</text:p>
          </table:table-cell>
          <table:table-cell office:value-type="string" office:value="Please look at the map to get here.">
            <text:p>Please look at the map to get here.</text:p>
          </table:table-cell>
          <table:table-cell office:value-type="string" office:value="私は地図が読めません。">
            <text:p>私は地図が読めません。</text:p>
          </table:table-cell>
          <table:table-cell office:value-type="string" office:value="わたし は ちず が よめません。">
            <text:p>わたし は ちず が よめません。</text:p>
          </table:table-cell>
          <table:table-cell office:value-type="string" office:value="I can't read a map.">
            <text:p>I can't read a map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運転">
            <text:p>運転</text:p>
          </table:table-cell>
          <table:table-cell office:value-type="string" office:value="うんてん">
            <text:p>うんてん</text:p>
          </table:table-cell>
          <table:table-cell office:value-type="string" office:value="drive">
            <text:p>dr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安全運転だ。">
            <text:p>父は安全運転だ。</text:p>
          </table:table-cell>
          <table:table-cell office:value-type="string" office:value="ちち は あんぜん うんてん だ。">
            <text:p>ちち は あんぜん うんてん だ。</text:p>
          </table:table-cell>
          <table:table-cell office:value-type="string" office:value="My father drives safely.">
            <text:p>My father drives safely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降りる">
            <text:p>降りる</text:p>
          </table:table-cell>
          <table:table-cell office:value-type="string" office:value="おりる">
            <text:p>おりる</text:p>
          </table:table-cell>
          <table:table-cell office:value-type="string" office:value="get off, land">
            <text:p>get off, l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ガス">
            <text:p>ガス</text:p>
          </table:table-cell>
          <table:table-cell office:value-type="string" office:value="ガス">
            <text:p>ガス</text:p>
          </table:table-cell>
          <table:table-cell office:value-type="string" office:value="gas (loan word)">
            <text:p>gas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ガスを使う時は気を付けてください。">
            <text:p>ガスを使う時は気を付けてください。</text:p>
          </table:table-cell>
          <table:table-cell office:value-type="string" office:value="ガス を つかう とき は き を つけて ください。">
            <text:p>ガス を つかう とき は き を つけて ください。</text:p>
          </table:table-cell>
          <table:table-cell office:value-type="string" office:value="Please be careful when you use gas.">
            <text:p>Please be careful when you use ga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必ず">
            <text:p>必ず</text:p>
          </table:table-cell>
          <table:table-cell office:value-type="string" office:value="かならず">
            <text:p>かならず</text:p>
          </table:table-cell>
          <table:table-cell office:value-type="string" office:value="without exception, always">
            <text:p>without exception, alway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必ずシートベルトを着けてください。">
            <text:p>必ずシートベルトを着けてください。</text:p>
          </table:table-cell>
          <table:table-cell office:value-type="string" office:value="かならず シートベルト を つけて ください。">
            <text:p>かならず シートベルト を つけて ください。</text:p>
          </table:table-cell>
          <table:table-cell office:value-type="string" office:value="Always wear your seatbelt.">
            <text:p>Always wear your seatbelt.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カメラ">
            <text:p>カメラ</text:p>
          </table:table-cell>
          <table:table-cell office:value-type="string" office:value="カメラ">
            <text:p>カメラ</text:p>
          </table:table-cell>
          <table:table-cell office:value-type="string" office:value="camera">
            <text:p>cam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ホテルにカメラを忘れました。">
            <text:p>ホテルにカメラを忘れました。</text:p>
          </table:table-cell>
          <table:table-cell office:value-type="string" office:value="ホテル に カメラ を わすれました。">
            <text:p>ホテル に カメラ を わすれました。</text:p>
          </table:table-cell>
          <table:table-cell office:value-type="string" office:value="I forgot my camera at the hotel.">
            <text:p>I forgot my camera at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通う">
            <text:p>通う</text:p>
          </table:table-cell>
          <table:table-cell office:value-type="string" office:value="かよう">
            <text:p>かよう</text:p>
          </table:table-cell>
          <table:table-cell office:value-type="string" office:value="go to and from, frequent a place">
            <text:p>go to and from, frequent a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ジムに通っています。">
            <text:p>私はジムに通っています。</text:p>
          </table:table-cell>
          <table:table-cell office:value-type="string" office:value="わたし は ジム に かよって います。">
            <text:p>わたし は ジム に かよって います。</text:p>
          </table:table-cell>
          <table:table-cell office:value-type="string" office:value="I go to a gym.">
            <text:p>I go to a gym.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急に">
            <text:p>急に</text:p>
          </table:table-cell>
          <table:table-cell office:value-type="string" office:value="きゅうに">
            <text:p>きゅうに</text:p>
          </table:table-cell>
          <table:table-cell office:value-type="string" office:value="suddenly, unexpectedly">
            <text:p>suddenly, unexpecte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something I have to take care of.">
            <text:p>I suddenly remembered something I have to take care of.</text:p>
          </table:table-cell>
          <table:table-cell office:value-type="string" office:value="友達が急に家に来た。">
            <text:p>友達が急に家に来た。</text:p>
          </table:table-cell>
          <table:table-cell office:value-type="string" office:value="ともだち が きゅう に いえ に きた。">
            <text:p>ともだち が きゅう に いえ に きた。</text:p>
          </table:table-cell>
          <table:table-cell office:value-type="string" office:value="My friend suddenly came to my home.">
            <text:p>My friend suddenly came to my ho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サラリーマン">
            <text:p>サラリーマン</text:p>
          </table:table-cell>
          <table:table-cell office:value-type="string" office:value="サラリーマン">
            <text:p>サラリーマン</text:p>
          </table:table-cell>
          <table:table-cell office:value-type="string" office:value="salaried worker">
            <text:p>salaried work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サラリーマンです。">
            <text:p>父はサラリーマンです。</text:p>
          </table:table-cell>
          <table:table-cell office:value-type="string" office:value="ちち は サラリーマン です。">
            <text:p>ちち は サラリーマン です。</text:p>
          </table:table-cell>
          <table:table-cell office:value-type="string" office:value="My father is a salaried worker.">
            <text:p>My father is a salaried worker.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salaried worker.">
            <text:p>My husband is a salaried work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給料">
            <text:p>給料</text:p>
          </table:table-cell>
          <table:table-cell office:value-type="string" office:value="きゅうりょう">
            <text:p>きゅうりょう</text:p>
          </table:table-cell>
          <table:table-cell office:value-type="string" office:value="salary, pay">
            <text:p>salary, p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から給料が上がります。">
            <text:p>来年から給料が上がります。</text:p>
          </table:table-cell>
          <table:table-cell office:value-type="string" office:value="らいねん から きゅうりょう が あがります。">
            <text:p>らいねん から きゅうりょう が あがります。</text:p>
          </table:table-cell>
          <table:table-cell office:value-type="string" office:value="I'm getting a pay raise as of next year.">
            <text:p>I'm getting a pay raise as of next year.</text:p>
          </table:table-cell>
          <table:table-cell office:value-type="string" office:value="この会社は給料があまりよくありません。">
            <text:p>この会社は給料があまりよくありません。</text:p>
          </table:table-cell>
          <table:table-cell office:value-type="string" office:value="この かいしゃ は きゅうりょう が あまり よく ありません。">
            <text:p>この かいしゃ は きゅうりょう が あまり よく ありません。</text:p>
          </table:table-cell>
          <table:table-cell office:value-type="string" office:value="Salaries at this company aren't that good.">
            <text:p>Salaries at this company aren't that goo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曲">
            <text:p>曲</text:p>
          </table:table-cell>
          <table:table-cell office:value-type="string" office:value="きょく">
            <text:p>きょく</text:p>
          </table:table-cell>
          <table:table-cell office:value-type="string" office:value="piece of music">
            <text:p>piece of 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曲が大好きです。">
            <text:p>私はこの曲が大好きです。</text:p>
          </table:table-cell>
          <table:table-cell office:value-type="string" office:value="わたし は この きょく が だいすき です。">
            <text:p>わたし は この きょく が だいすき です。</text:p>
          </table:table-cell>
          <table:table-cell office:value-type="string" office:value="I love this piece of music.">
            <text:p>I love this piece of music.</text:p>
          </table:table-cell>
          <table:table-cell office:value-type="string" office:value="この曲、聞いたことがあります。">
            <text:p>この曲、聞いたことがあります。</text:p>
          </table:table-cell>
          <table:table-cell office:value-type="string" office:value="この きょく、きいた こと が あります。">
            <text:p>この きょく、きいた こと が あります。</text:p>
          </table:table-cell>
          <table:table-cell office:value-type="string" office:value="I've heard of this piece of music.">
            <text:p>I've heard of this piece of music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切れる">
            <text:p>切れる</text:p>
          </table:table-cell>
          <table:table-cell office:value-type="string" office:value="きれる">
            <text:p>きれる</text:p>
          </table:table-cell>
          <table:table-cell office:value-type="string" office:value="cut well, be sharp">
            <text:p>cut well, be shar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はさみはよく切れますね。">
            <text:p>このはさみはよく切れますね。</text:p>
          </table:table-cell>
          <table:table-cell office:value-type="string" office:value="この はさみ は よく きれます ね。">
            <text:p>この はさみ は よく きれます ね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このナイフはあまり切れません。">
            <text:p>このナイフはあまり切れません。</text:p>
          </table:table-cell>
          <table:table-cell office:value-type="string" office:value="この ナイフ は あまり きれません。">
            <text:p>この ナイフ は あまり きれません。</text:p>
          </table:table-cell>
          <table:table-cell office:value-type="string" office:value="This knife doesn't cut well.">
            <text:p>This knife doesn't cut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正しい">
            <text:p>正しい</text:p>
          </table:table-cell>
          <table:table-cell office:value-type="string" office:value="ただしい">
            <text:p>ただしい</text:p>
          </table:table-cell>
          <table:table-cell office:value-type="string" office:value="correct, righteous">
            <text:p>correct, righte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れは正しい答えです。">
            <text:p>それは正しい答えです。</text:p>
          </table:table-cell>
          <table:table-cell office:value-type="string" office:value="それ は ただしい こたえ です。">
            <text:p>それ は ただしい こたえ です。</text:p>
          </table:table-cell>
          <table:table-cell office:value-type="string" office:value="That's the correct answer.">
            <text:p>That's the correct answer.</text:p>
          </table:table-cell>
          <table:table-cell office:value-type="string" office:value="彼はいつも自分が正しいと思っている。">
            <text:p>彼はいつも自分が正しいと思っている。</text:p>
          </table:table-cell>
          <table:table-cell office:value-type="string" office:value="かれ は いつも じぶん が ただしい と おもって いる。">
            <text:p>かれ は いつも じぶん が ただしい と おもって いる。</text:p>
          </table:table-cell>
          <table:table-cell office:value-type="string" office:value="He thinks he's always right.">
            <text:p>He thinks he's always righ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苦しい">
            <text:p>苦しい</text:p>
          </table:table-cell>
          <table:table-cell office:value-type="string" office:value="くるしい">
            <text:p>くるしい</text:p>
          </table:table-cell>
          <table:table-cell office:value-type="string" office:value="painful, agonizing">
            <text:p>painful, agoniz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過ぎておなかが苦しい。">
            <text:p>食べ過ぎておなかが苦しい。</text:p>
          </table:table-cell>
          <table:table-cell office:value-type="string" office:value="たべ すぎ て おなか が くるしい。">
            <text:p>たべ すぎ て おなか が くるしい。</text:p>
          </table:table-cell>
          <table:table-cell office:value-type="string" office:value="I have eaten too much and my stomach hurts.">
            <text:p>I have eaten too much and my stomach hurts.</text:p>
          </table:table-cell>
          <table:table-cell office:value-type="string" office:value="このセーターは首の所が苦しいです。">
            <text:p>このセーターは首の所が苦しいです。</text:p>
          </table:table-cell>
          <table:table-cell office:value-type="string" office:value="この セーター は くび の ところ が くるしい です。">
            <text:p>この セーター は くび の ところ が くるしい です。</text:p>
          </table:table-cell>
          <table:table-cell office:value-type="string" office:value="This sweater is tight around the neck.">
            <text:p>This sweater is tight around the neck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細かい">
            <text:p>細かい</text:p>
          </table:table-cell>
          <table:table-cell office:value-type="string" office:value="こまかい">
            <text:p>こまかい</text:p>
          </table:table-cell>
          <table:table-cell office:value-type="string" office:value="minute, fine">
            <text:p>minute, f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細かいことにうるさい。">
            <text:p>彼女は細かいことにうるさい。</text:p>
          </table:table-cell>
          <table:table-cell office:value-type="string" office:value="かのじょ は こまかい こと に うるさい。">
            <text:p>かのじょ は こまかい こと に うるさい。</text:p>
          </table:table-cell>
          <table:table-cell office:value-type="string" office:value="She's fussy about small details.">
            <text:p>She's fussy about small details.</text:p>
          </table:table-cell>
          <table:table-cell office:value-type="string" office:value="細かいことはあとで決めましょう。">
            <text:p>細かいことはあとで決めましょう。</text:p>
          </table:table-cell>
          <table:table-cell office:value-type="string" office:value="こまかい こと は あと で きめましょう。">
            <text:p>こまかい こと は あと で きめましょう。</text:p>
          </table:table-cell>
          <table:table-cell office:value-type="string" office:value="Let's decide on the details later.">
            <text:p>Let's decide on the details la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静か">
            <text:p>静か</text:p>
          </table:table-cell>
          <table:table-cell office:value-type="string" office:value="しずか">
            <text:p>しずか</text:p>
          </table:table-cell>
          <table:table-cell office:value-type="string" office:value="quiet">
            <text:p>quie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今日はみんな、静かですね。">
            <text:p>今日はみんな、静かですね。</text:p>
          </table:table-cell>
          <table:table-cell office:value-type="string" office:value="きょう は みんな、しずか です ね。">
            <text:p>きょう は みんな、しずか です ね。</text:p>
          </table:table-cell>
          <table:table-cell office:value-type="string" office:value="Everybody is quiet today.">
            <text:p>Everybody is quiet toda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健康">
            <text:p>健康</text:p>
          </table:table-cell>
          <table:table-cell office:value-type="string" office:value="けんこう">
            <text:p>けんこう</text:p>
          </table:table-cell>
          <table:table-cell office:value-type="string" office:value="health">
            <text:p>health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健康な生活を送っています。">
            <text:p>私は健康な生活を送っています。</text:p>
          </table:table-cell>
          <table:table-cell office:value-type="string" office:value="わたし は けんこうな せいかつ を おくって います。">
            <text:p>わたし は けんこうな せいかつ を おくって います。</text:p>
          </table:table-cell>
          <table:table-cell office:value-type="string" office:value="I'm living a healthy lifestyle.">
            <text:p>I'm living a healthy lifestyle.</text:p>
          </table:table-cell>
          <table:table-cell office:value-type="string" office:value="健康が一番大切だ。">
            <text:p>健康が一番大切だ。</text:p>
          </table:table-cell>
          <table:table-cell office:value-type="string" office:value="けんこう が いちばん たいせつ だ。">
            <text:p>けんこう が いちばん たいせつ だ。</text:p>
          </table:table-cell>
          <table:table-cell office:value-type="string" office:value="The most important thing is your health.">
            <text:p>The most important thing is your health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ゴルフ">
            <text:p>ゴルフ</text:p>
          </table:table-cell>
          <table:table-cell office:value-type="string" office:value="ゴルフ">
            <text:p>ゴルフ</text:p>
          </table:table-cell>
          <table:table-cell office:value-type="string" office:value="golf">
            <text:p>go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明日はゴルフをしに行きます。">
            <text:p>明日はゴルフをしに行きます。</text:p>
          </table:table-cell>
          <table:table-cell office:value-type="string" office:value="あした は ゴルフ を し に いきます。">
            <text:p>あした は ゴルフ を し に いきます。</text:p>
          </table:table-cell>
          <table:table-cell office:value-type="string" office:value="Tomorrow, I'll go to play golf.">
            <text:p>Tomorrow, I'll go to play golf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コース">
            <text:p>コース</text:p>
          </table:table-cell>
          <table:table-cell office:value-type="string" office:value="コース">
            <text:p>コース</text:p>
          </table:table-cell>
          <table:table-cell office:value-type="string" office:value="course, route">
            <text:p>course, rou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コースを取っています。">
            <text:p>私は日本語コースを取っています。</text:p>
          </table:table-cell>
          <table:table-cell office:value-type="string" office:value="わたし は にほん ご コース を とって います。">
            <text:p>わたし は にほん ご コース を とって います。</text:p>
          </table:table-cell>
          <table:table-cell office:value-type="string" office:value="I'm taking a Japanese course.">
            <text:p>I'm taking a Japanese course.</text:p>
          </table:table-cell>
          <table:table-cell office:value-type="string" office:value="バスはいつもと違うコースを走った。">
            <text:p>バスはいつもと違うコースを走った。</text:p>
          </table:table-cell>
          <table:table-cell office:value-type="string" office:value="バス は いつも と ちがう コース を はしった。">
            <text:p>バス は いつも と ちがう コース を はしった。</text:p>
          </table:table-cell>
          <table:table-cell office:value-type="string" office:value="The bus took a different route from normal.">
            <text:p>The bus took a different route from norma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頼む">
            <text:p>頼む</text:p>
          </table:table-cell>
          <table:table-cell office:value-type="string" office:value="たのむ">
            <text:p>たのむ</text:p>
          </table:table-cell>
          <table:table-cell office:value-type="string" office:value="order, ask for">
            <text:p>order, ask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今夜はピザを頼みましょう。">
            <text:p>今夜はピザを頼みましょう。</text:p>
          </table:table-cell>
          <table:table-cell office:value-type="string" office:value="こんや は ピザ を たのみましょう。">
            <text:p>こんや は ピザ を たのみましょう。</text:p>
          </table:table-cell>
          <table:table-cell office:value-type="string" office:value="Let's order pizza tonight.">
            <text:p>Let's order pizza tonigh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困る">
            <text:p>困る</text:p>
          </table:table-cell>
          <table:table-cell office:value-type="string" office:value="こまる">
            <text:p>こまる</text:p>
          </table:table-cell>
          <table:table-cell office:value-type="string" office:value="be in trouble, not know what to do">
            <text:p>be in trouble, not know what to d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ケータイをなくして困っています。">
            <text:p>ケータイをなくして困っています。</text:p>
          </table:table-cell>
          <table:table-cell office:value-type="string" office:value="ケータイ を なくして こまって います。">
            <text:p>ケータイ を なくして こまって います。</text:p>
          </table:table-cell>
          <table:table-cell office:value-type="string" office:value="I lost my cell phone and don't know what to do.">
            <text:p>I lost my cell phone and don't know what to do.</text:p>
          </table:table-cell>
          <table:table-cell office:value-type="string" office:value="ホテルの場所が分からなくて困っています。">
            <text:p>ホテルの場所が分からなくて困っています。</text:p>
          </table:table-cell>
          <table:table-cell office:value-type="string" office:value="ホテル の ばしょ が わからなくて こまって います。">
            <text:p>ホテル の ばしょ が わからなくて こまって います。</text:p>
          </table:table-cell>
          <table:table-cell office:value-type="string" office:value="I'm in trouble because I can't find the location of the hotel.">
            <text:p>I'm in trouble because I can't find the location of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ずっと">
            <text:p>ずっと</text:p>
          </table:table-cell>
          <table:table-cell office:value-type="string" office:value="ずっと">
            <text:p>ずっと</text:p>
          </table:table-cell>
          <table:table-cell office:value-type="string" office:value="all the time, all through">
            <text:p>all the time, all throug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V all the time.">
            <text:p>My father spends his days off watching TV all the time.</text:p>
          </table:table-cell>
          <table:table-cell office:value-type="string" office:value="これからはずっと一緒だよ。">
            <text:p>これからはずっと一緒だよ。</text:p>
          </table:table-cell>
          <table:table-cell office:value-type="string" office:value="これから は ずっと いっしょ だ よ。">
            <text:p>これから は ずっと いっしょ だ よ。</text:p>
          </table:table-cell>
          <table:table-cell office:value-type="string" office:value="We will be together all the time from now on.">
            <text:p>We will be together all the time from now 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例えば">
            <text:p>例えば</text:p>
          </table:table-cell>
          <table:table-cell office:value-type="string" office:value="たとえば">
            <text:p>たとえば</text:p>
          </table:table-cell>
          <table:table-cell office:value-type="string" office:value="for example">
            <text:p>for examp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例えば、このソフトで日本語を勉強することができます。">
            <text:p>例えば、このソフトで日本語を勉強することができます。</text:p>
          </table:table-cell>
          <table:table-cell office:value-type="string" office:value="たとえば、この ソフト で にほん ご を べんきょう する こと が できます。">
            <text:p>たとえば、この ソフト で にほん ご を べんきょう する こと が できます。</text:p>
          </table:table-cell>
          <table:table-cell office:value-type="string" office:value="You can use this software to study Japanese, for example.">
            <text:p>You can use this software to study Japanese, for example.</text:p>
          </table:table-cell>
          <table:table-cell office:value-type="string" office:value="例えばどんなことをしたいですか。">
            <text:p>例えばどんなことをしたいですか。</text:p>
          </table:table-cell>
          <table:table-cell office:value-type="string" office:value="たとえば どんな こと を したい です か。">
            <text:p>たとえば どんな こと を したい です か。</text:p>
          </table:table-cell>
          <table:table-cell office:value-type="string" office:value="Like (for example) what kind of things do you want to do?">
            <text:p>Like (for example) what kind of things do you want to do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つもり">
            <text:p>つもり</text:p>
          </table:table-cell>
          <table:table-cell office:value-type="string" office:value="つもり">
            <text:p>つもり</text:p>
          </table:table-cell>
          <table:table-cell office:value-type="string" office:value="intention, purpose">
            <text:p>intention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からタバコを止めるつもりです。">
            <text:p>明日からタバコを止めるつもりです。</text:p>
          </table:table-cell>
          <table:table-cell office:value-type="string" office:value="あした から タバコ を やめる つもり です。">
            <text:p>あした から タバコ を やめる つもり です。</text:p>
          </table:table-cell>
          <table:table-cell office:value-type="string" office:value="I'll stop smoking as of tomorrow.">
            <text:p>I'll stop smoking as of tomorrow.</text:p>
          </table:table-cell>
          <table:table-cell office:value-type="string" office:value="週末は子供と公園に行くつもりです。">
            <text:p>週末は子供と公園に行くつもりです。</text:p>
          </table:table-cell>
          <table:table-cell office:value-type="string" office:value="しゅうまつ は こども と こうえん に いく つもり です。">
            <text:p>しゅうまつ は こども と こうえん に いく つもり です。</text:p>
          </table:table-cell>
          <table:table-cell office:value-type="string" office:value="This weekend, I'm going to the park with my children.">
            <text:p>This weekend, I'm going to the park with my childre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しばらく">
            <text:p>しばらく</text:p>
          </table:table-cell>
          <table:table-cell office:value-type="string" office:value="しばらく">
            <text:p>しばらく</text:p>
          </table:table-cell>
          <table:table-cell office:value-type="string" office:value="a little while, a while">
            <text:p>a little while, a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しばらく仕事を休みます。">
            <text:p>しばらく仕事を休みます。</text:p>
          </table:table-cell>
          <table:table-cell office:value-type="string" office:value="しばらく しごと を やすみます。">
            <text:p>しばらく しごと を やすみます。</text:p>
          </table:table-cell>
          <table:table-cell office:value-type="string" office:value="I'll be absent from work for a while.">
            <text:p>I'll be absent from work for a whil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紹介">
            <text:p>紹介</text:p>
          </table:table-cell>
          <table:table-cell office:value-type="string" office:value="しょうかい">
            <text:p>しょうかい</text:p>
          </table:table-cell>
          <table:table-cell office:value-type="string" office:value="introduction">
            <text:p>introd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両親に彼女を紹介した。">
            <text:p>両親に彼女を紹介した。</text:p>
          </table:table-cell>
          <table:table-cell office:value-type="string" office:value="りょうしん に かのじょ を しょうかい した。">
            <text:p>りょうしん に かのじょ を しょうかい した。</text:p>
          </table:table-cell>
          <table:table-cell office:value-type="string" office:value="I introduced my girlfriend to my parents.">
            <text:p>I introduced my girlfriend to my parents.</text:p>
          </table:table-cell>
          <table:table-cell office:value-type="string" office:value="誰かいい人を紹介してください。">
            <text:p>誰かいい人を紹介してください。</text:p>
          </table:table-cell>
          <table:table-cell office:value-type="string" office:value="だれ か いい ひと を しょうかい して ください。">
            <text:p>だれ か いい ひと を しょうかい して ください。</text:p>
          </table:table-cell>
          <table:table-cell office:value-type="string" office:value="Please introduce me to someone nice.">
            <text:p>Please introduce me to someone nic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小学校">
            <text:p>小学校</text:p>
          </table:table-cell>
          <table:table-cell office:value-type="string" office:value="しょうがっこう">
            <text:p>しょうがっこう</text:p>
          </table:table-cell>
          <table:table-cell office:value-type="string" office:value="elementary school">
            <text:p>elementary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の近くに小学校があります。">
            <text:p>家の近くに小学校があります。</text:p>
          </table:table-cell>
          <table:table-cell office:value-type="string" office:value="いえ の ちかく に しょうがっこう が あります。">
            <text:p>いえ の ちかく に しょうがっこう が あります。</text:p>
          </table:table-cell>
          <table:table-cell office:value-type="string" office:value="There's an elementary school near my house.">
            <text:p>There's an elementary school near my house.</text:p>
          </table:table-cell>
          <table:table-cell office:value-type="string" office:value="娘は今年、小学校に入りました。">
            <text:p>娘は今年、小学校に入りました。</text:p>
          </table:table-cell>
          <table:table-cell office:value-type="string" office:value="むすめ は ことし、しょうがっこう に はいりました。">
            <text:p>むすめ は ことし、しょうがっこう に はいりました。</text:p>
          </table:table-cell>
          <table:table-cell office:value-type="string" office:value="My daughter started elementary school this year.">
            <text:p>My daughter started elementary school this yea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公園">
            <text:p>公園</text:p>
          </table:table-cell>
          <table:table-cell office:value-type="string" office:value="こうえん">
            <text:p>こうえん</text:p>
          </table:table-cell>
          <table:table-cell office:value-type="string" office:value="park, public garden">
            <text:p>park, public gard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公園に小さな池があります。">
            <text:p>公園に小さな池があります。</text:p>
          </table:table-cell>
          <table:table-cell office:value-type="string" office:value="こうえん に ちいさな いけ が あります。">
            <text:p>こうえん に ちいさな いけ が あります。</text:p>
          </table:table-cell>
          <table:table-cell office:value-type="string" office:value="There's a small pond in the park.">
            <text:p>There's a small pond in the park.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中学">
            <text:p>中学</text:p>
          </table:table-cell>
          <table:table-cell office:value-type="string" office:value="ちゅうがく">
            <text:p>ちゅうがく</text:p>
          </table:table-cell>
          <table:table-cell office:value-type="string" office:value="junior high">
            <text:p>junior hig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に通っています。">
            <text:p>息子は中学に通っています。</text:p>
          </table:table-cell>
          <table:table-cell office:value-type="string" office:value="むすこ は ちゅうがく に かよって います。">
            <text:p>むすこ は ちゅうがく に かよって います。</text:p>
          </table:table-cell>
          <table:table-cell office:value-type="string" office:value="My son goes to junior high.">
            <text:p>My son goes to junior high.</text:p>
          </table:table-cell>
          <table:table-cell office:value-type="string" office:value="中学では野球をしていました。">
            <text:p>中学では野球をしていました。</text:p>
          </table:table-cell>
          <table:table-cell office:value-type="string" office:value="ちゅうがく で は やきゅう を して いました。">
            <text:p>ちゅうがく で は やきゅう を して いました。</text:p>
          </table:table-cell>
          <table:table-cell office:value-type="string" office:value="When I was in junior high school, I played baseball.">
            <text:p>When I was in junior high school, I played baseba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成績">
            <text:p>成績</text:p>
          </table:table-cell>
          <table:table-cell office:value-type="string" office:value="せいせき">
            <text:p>せいせき</text:p>
          </table:table-cell>
          <table:table-cell office:value-type="string" office:value="results, grade">
            <text:p>results, gra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教科書">
            <text:p>教科書</text:p>
          </table:table-cell>
          <table:table-cell office:value-type="string" office:value="きょうかしょ">
            <text:p>きょうかしょ</text:p>
          </table:table-cell>
          <table:table-cell office:value-type="string" office:value="textbook, schoolbook">
            <text:p>textbook, school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の教科書を忘れた。">
            <text:p>日本語の教科書を忘れた。</text:p>
          </table:table-cell>
          <table:table-cell office:value-type="string" office:value="にほん ご の きょうかしょ を わすれた。">
            <text:p>にほん ご の きょうかしょ を わすれた。</text:p>
          </table:table-cell>
          <table:table-cell office:value-type="string" office:value="I forgot my Japanese textbook.">
            <text:p>I forgot my Japanese textbook.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s.">
            <text:p>Please close your textbook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席">
            <text:p>席</text:p>
          </table:table-cell>
          <table:table-cell office:value-type="string" office:value="せき">
            <text:p>せき</text:p>
          </table:table-cell>
          <table:table-cell office:value-type="string" office:value="seat, one's place">
            <text:p>seat, one's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席、空いてますか。">
            <text:p>この席、空いてますか。</text:p>
          </table:table-cell>
          <table:table-cell office:value-type="string" office:value="この せき、あいてます か。">
            <text:p>この せき、あいてます か。</text:p>
          </table:table-cell>
          <table:table-cell office:value-type="string" office:value="Is this seat taken?">
            <text:p>Is this seat taken?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教室">
            <text:p>教室</text:p>
          </table:table-cell>
          <table:table-cell office:value-type="string" office:value="きょうしつ">
            <text:p>きょうしつ</text:p>
          </table:table-cell>
          <table:table-cell office:value-type="string" office:value="classroom, class">
            <text:p>classroom, c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教室は3階にあります。">
            <text:p>私の教室は3階にあります。</text:p>
          </table:table-cell>
          <table:table-cell office:value-type="string" office:value="わたし の きょうしつ は 3 がい に あります。">
            <text:p>わたし の きょうしつ は 3 がい に あります。</text:p>
          </table:table-cell>
          <table:table-cell office:value-type="string" office:value="My classroom is on the third floor.">
            <text:p>My classroom is on the third floor.</text:p>
          </table:table-cell>
          <table:table-cell office:value-type="string" office:value="その学校は教室がとても広いです。">
            <text:p>その学校は教室がとても広いです。</text:p>
          </table:table-cell>
          <table:table-cell office:value-type="string" office:value="その がっこう は きょうしつ が とても ひろい です。">
            <text:p>その がっこう は きょうしつ が とても ひろい です。</text:p>
          </table:table-cell>
          <table:table-cell office:value-type="string" office:value="Classrooms in the school are very spacious.">
            <text:p>Classrooms in the school are very spaciou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教師">
            <text:p>教師</text:p>
          </table:table-cell>
          <table:table-cell office:value-type="string" office:value="きょうし">
            <text:p>きょうし</text:p>
          </table:table-cell>
          <table:table-cell office:value-type="string" office:value="teacher, instructor (formal)">
            <text:p>teacher, instructo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父は英語教師です。">
            <text:p>父は英語教師です。</text:p>
          </table:table-cell>
          <table:table-cell office:value-type="string" office:value="ちち は えいご きょうし です。">
            <text:p>ちち は えいご きょうし です。</text:p>
          </table:table-cell>
          <table:table-cell office:value-type="string" office:value="My father is an English teacher.">
            <text:p>My father is an English teach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試験">
            <text:p>試験</text:p>
          </table:table-cell>
          <table:table-cell office:value-type="string" office:value="しけん">
            <text:p>しけん</text:p>
          </table:table-cell>
          <table:table-cell office:value-type="string" office:value="exam">
            <text:p>exa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採用試験に合格した。">
            <text:p>彼は採用試験に合格した。</text:p>
          </table:table-cell>
          <table:table-cell office:value-type="string" office:value="かれ は さいよう しけん に ごうかく した。">
            <text:p>かれ は さいよう しけん に ごうかく した。</text:p>
          </table:table-cell>
          <table:table-cell office:value-type="string" office:value="He passed the employment exam.">
            <text:p>He passed the employment exam.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合格">
            <text:p>合格</text:p>
          </table:table-cell>
          <table:table-cell office:value-type="string" office:value="ごうかく">
            <text:p>ごうかく</text:p>
          </table:table-cell>
          <table:table-cell office:value-type="string" office:value="passing an examination">
            <text:p>passing an examin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が入学試験に合格しました。">
            <text:p>娘が入学試験に合格しました。</text:p>
          </table:table-cell>
          <table:table-cell office:value-type="string" office:value="むすめ が にゅうがく しけん に ごうかく しました。">
            <text:p>むすめ が にゅうがく しけん に ごうかく しました。</text:p>
          </table:table-cell>
          <table:table-cell office:value-type="string" office:value="My daughter passed the university entrance exam.">
            <text:p>My daughter passed the university entrance exam.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best score.">
            <text:p>He passed with the best scor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数学">
            <text:p>数学</text:p>
          </table:table-cell>
          <table:table-cell office:value-type="string" office:value="すうがく">
            <text:p>すうがく</text:p>
          </table:table-cell>
          <table:table-cell office:value-type="string" office:value="mathematics">
            <text:p>mathema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数学の先生です。">
            <text:p>兄は数学の先生です。</text:p>
          </table:table-cell>
          <table:table-cell office:value-type="string" office:value="あに は すうがく の せんせい です。">
            <text:p>あに は すうがく の せんせい です。</text:p>
          </table:table-cell>
          <table:table-cell office:value-type="string" office:value="My big brother's a math teacher.">
            <text:p>My big brother's a math teacher.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数字">
            <text:p>数字</text:p>
          </table:table-cell>
          <table:table-cell office:value-type="string" office:value="すうじ">
            <text:p>すうじ</text:p>
          </table:table-cell>
          <table:table-cell office:value-type="string" office:value="numeric characters, number">
            <text:p>numeric characters,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1から4の中から一つ選び、数字で答えなさい。">
            <text:p>1から4の中から一つ選び、数字で答えなさい。</text:p>
          </table:table-cell>
          <table:table-cell office:value-type="string" office:value="1 から 4 の なか から ひとつ えらび、すうじ で こたえなさい。">
            <text:p>1 から 4 の なか から ひとつ えらび、すうじ で こたえなさい。</text:p>
          </table:table-cell>
          <table:table-cell office:value-type="string" office:value="Select (a response) from 1 to 4, and provide the number (of the response).">
            <text:p>Select (a response) from 1 to 4, and provide the number (of the response)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音楽">
            <text:p>音楽</text:p>
          </table:table-cell>
          <table:table-cell office:value-type="string" office:value="おんがく">
            <text:p>おんがく</text:p>
          </table:table-cell>
          <table:table-cell office:value-type="string" office:value="music">
            <text:p>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音楽を聞くのが好きだ。">
            <text:p>私は音楽を聞くのが好きだ。</text:p>
          </table:table-cell>
          <table:table-cell office:value-type="string" office:value="わたし は おんがく を きく の が すき だ。">
            <text:p>わたし は おんがく を きく の が すき だ。</text:p>
          </table:table-cell>
          <table:table-cell office:value-type="string" office:value="I like to listen to music.">
            <text:p>I like to listen to music.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食事">
            <text:p>食事</text:p>
          </table:table-cell>
          <table:table-cell office:value-type="string" office:value="しょくじ">
            <text:p>しょくじ</text:p>
          </table:table-cell>
          <table:table-cell office:value-type="string" office:value="meal, food">
            <text:p>meal, foo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my boss today.">
            <text:p>I'm eating with my boss today.</text:p>
          </table:table-cell>
          <table:table-cell office:value-type="string" office:value="一緒に食事しようか。">
            <text:p>一緒に食事しようか。</text:p>
          </table:table-cell>
          <table:table-cell office:value-type="string" office:value="いっしょ に しょくじ しよう か。">
            <text:p>いっしょ に しょくじ しよう か。</text:p>
          </table:table-cell>
          <table:table-cell office:value-type="string" office:value="Do you want to eat together?">
            <text:p>Do you want to eat together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壁">
            <text:p>壁</text:p>
          </table:table-cell>
          <table:table-cell office:value-type="string" office:value="かべ">
            <text:p>かべ</text:p>
          </table:table-cell>
          <table:table-cell office:value-type="string" office:value="wall, partition">
            <text:p>wall, part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信じる">
            <text:p>信じる</text:p>
          </table:table-cell>
          <table:table-cell office:value-type="string" office:value="しんじる">
            <text:p>しんじる</text:p>
          </table:table-cell>
          <table:table-cell office:value-type="string" office:value="believe, trust">
            <text:p>believe, tru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キリストを信じている。">
            <text:p>彼はキリストを信じている。</text:p>
          </table:table-cell>
          <table:table-cell office:value-type="string" office:value="かれ は キリスト を しんじて いる。">
            <text:p>かれ は キリスト を しんじて いる。</text:p>
          </table:table-cell>
          <table:table-cell office:value-type="string" office:value="He believes in Jesus Christ.">
            <text:p>He believes in Jesus Christ.</text:p>
          </table:table-cell>
          <table:table-cell office:value-type="string" office:value="私は彼女の話を信じていません。">
            <text:p>私は彼女の話を信じていません。</text:p>
          </table:table-cell>
          <table:table-cell office:value-type="string" office:value="わたし は かのじょ の はなし を しんじて いません。">
            <text:p>わたし は かのじょ の はなし を しんじて いません。</text:p>
          </table:table-cell>
          <table:table-cell office:value-type="string" office:value="I don't believe her story.">
            <text:p>I don't believe her stor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育てる">
            <text:p>育てる</text:p>
          </table:table-cell>
          <table:table-cell office:value-type="string" office:value="そだてる">
            <text:p>そだてる</text:p>
          </table:table-cell>
          <table:table-cell office:value-type="string" office:value="bring up, raise">
            <text:p>bring up, ra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三人の子を育てました。">
            <text:p>彼女は三人の子を育てました。</text:p>
          </table:table-cell>
          <table:table-cell office:value-type="string" office:value="かのじょ は さん にん の こ を そだてました。">
            <text:p>かのじょ は さん にん の こ を そだてました。</text:p>
          </table:table-cell>
          <table:table-cell office:value-type="string" office:value="She raised three children.">
            <text:p>She raised three children.</text:p>
          </table:table-cell>
          <table:table-cell office:value-type="string" office:value="私は庭でハーブを育てています。">
            <text:p>私は庭でハーブを育てています。</text:p>
          </table:table-cell>
          <table:table-cell office:value-type="string" office:value="わたし は にわ で ハーブ を そだてて います。">
            <text:p>わたし は にわ で ハーブ を そだてて います。</text:p>
          </table:table-cell>
          <table:table-cell office:value-type="string" office:value="I grow herbs in my yard.">
            <text:p>I grow herbs in my yar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倒れる">
            <text:p>倒れる</text:p>
          </table:table-cell>
          <table:table-cell office:value-type="string" office:value="たおれる">
            <text:p>たおれる</text:p>
          </table:table-cell>
          <table:table-cell office:value-type="string" office:value="fall over">
            <text:p>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が倒れた。">
            <text:p>強風で木が倒れた。</text:p>
          </table:table-cell>
          <table:table-cell office:value-type="string" office:value="きょうふう で き が たおれた。">
            <text:p>きょうふう で き が たおれた。</text:p>
          </table:table-cell>
          <table:table-cell office:value-type="string" office:value="A tree fell down in the gale.">
            <text:p>A tree fell down in the gale.</text:p>
          </table:table-cell>
          <table:table-cell office:value-type="string" office:value="駅で急に人が倒れました。">
            <text:p>駅で急に人が倒れました。</text:p>
          </table:table-cell>
          <table:table-cell office:value-type="string" office:value="えき で きゅう に ひと が たおれました。">
            <text:p>えき で きゅう に ひと が たおれました。</text:p>
          </table:table-cell>
          <table:table-cell office:value-type="string" office:value="Someone suddenly collapsed at the station.">
            <text:p>Someone suddenly collapsed at the st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落とす">
            <text:p>落とす</text:p>
          </table:table-cell>
          <table:table-cell office:value-type="string" office:value="おとす">
            <text:p>おとす</text:p>
          </table:table-cell>
          <table:table-cell office:value-type="string" office:value="drop">
            <text:p>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代わる">
            <text:p>代わる</text:p>
          </table:table-cell>
          <table:table-cell office:value-type="string" office:value="かわる">
            <text:p>かわる</text:p>
          </table:table-cell>
          <table:table-cell office:value-type="string" office:value="substitute, be substituted for">
            <text:p>substitute, be substituted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に代わって会議に出た。">
            <text:p>上司に代わって会議に出た。</text:p>
          </table:table-cell>
          <table:table-cell office:value-type="string" office:value="じょうし に かわって かいぎ に でた。">
            <text:p>じょうし に かわって かいぎ に でた。</text:p>
          </table:table-cell>
          <table:table-cell office:value-type="string" office:value="I attended the conference in place of my boss.">
            <text:p>I attended the conference in place of my boss.</text:p>
          </table:table-cell>
          <table:table-cell office:value-type="string" office:value="彼に代わる人はいません。">
            <text:p>彼に代わる人はいません。</text:p>
          </table:table-cell>
          <table:table-cell office:value-type="string" office:value="かれ に かわる ひと は いません。">
            <text:p>かれ に かわる ひと は いません。</text:p>
          </table:table-cell>
          <table:table-cell office:value-type="string" office:value="Nobody can replace him.">
            <text:p>Nobody can replace him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タクシー">
            <text:p>タクシー</text:p>
          </table:table-cell>
          <table:table-cell office:value-type="string" office:value="タクシー">
            <text:p>タクシー</text:p>
          </table:table-cell>
          <table:table-cell office:value-type="string" office:value="taxi">
            <text:p>tax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確か">
            <text:p>確か</text:p>
          </table:table-cell>
          <table:table-cell office:value-type="string" office:value="たしか">
            <text:p>たしか</text:p>
          </table:table-cell>
          <table:table-cell office:value-type="string" office:value="for sure, for certain">
            <text:p>for sure, for certai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昇進は確かだ。">
            <text:p>彼の昇進は確かだ。</text:p>
          </table:table-cell>
          <table:table-cell office:value-type="string" office:value="かれ の しょうしん は たしか だ。">
            <text:p>かれ の しょうしん は たしか だ。</text:p>
          </table:table-cell>
          <table:table-cell office:value-type="string" office:value="He's sure to get a promotion.">
            <text:p>He's sure to get a promotion.</text:p>
          </table:table-cell>
          <table:table-cell office:value-type="string" office:value="彼が元気なのは確かだ。">
            <text:p>彼が元気なのは確かだ。</text:p>
          </table:table-cell>
          <table:table-cell office:value-type="string" office:value="かれ が げんき な の は たしか だ。">
            <text:p>かれ が げんき な の は たしか だ。</text:p>
          </table:table-cell>
          <table:table-cell office:value-type="string" office:value="It is certain that he's well.">
            <text:p>It is certain that he's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立てる">
            <text:p>立てる</text:p>
          </table:table-cell>
          <table:table-cell office:value-type="string" office:value="たてる">
            <text:p>たてる</text:p>
          </table:table-cell>
          <table:table-cell office:value-type="string" office:value="stand, set up">
            <text:p>stand, set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ケーキにろうそくを立てた。">
            <text:p>彼はケーキにろうそくを立てた。</text:p>
          </table:table-cell>
          <table:table-cell office:value-type="string" office:value="かれ は ケーキ に ろうそく を たてた。">
            <text:p>かれ は ケーキ に ろうそく を たてた。</text:p>
          </table:table-cell>
          <table:table-cell office:value-type="string" office:value="He placed the candles on the cake.">
            <text:p>He placed the candles on the cake.</text:p>
          </table:table-cell>
          <table:table-cell office:value-type="string" office:value="みんなで週末の予定を立てました。">
            <text:p>みんなで週末の予定を立てました。</text:p>
          </table:table-cell>
          <table:table-cell office:value-type="string" office:value="みんな で しゅうまつ の よてい を たてました。">
            <text:p>みんな で しゅうまつ の よてい を たてました。</text:p>
          </table:table-cell>
          <table:table-cell office:value-type="string" office:value="We made plans for the weekend with everyone.">
            <text:p>We made plans for the weekend with everyo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中学生">
            <text:p>中学生</text:p>
          </table:table-cell>
          <table:table-cell office:value-type="string" office:value="ちゅうがくせい">
            <text:p>ちゅうがくせい</text:p>
          </table:table-cell>
          <table:table-cell office:value-type="string" office:value="junior high school student">
            <text:p>junior 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私は中学生になって初めて英語を勉強しました。">
            <text:p>私は中学生になって初めて英語を勉強しました。</text:p>
          </table:table-cell>
          <table:table-cell office:value-type="string" office:value="わたし は ちゅうがくせい に なって はじめて えいご を べんきょう しました。">
            <text:p>わたし は ちゅうがくせい に なって はじめて えいご を べんきょう しました。</text:p>
          </table:table-cell>
          <table:table-cell office:value-type="string" office:value="I started studying English for the first time as a junior high school student.">
            <text:p>I started studying English for the first time as a junior high school studen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売れる">
            <text:p>売れる</text:p>
          </table:table-cell>
          <table:table-cell office:value-type="string" office:value="うれる">
            <text:p>うれる</text:p>
          </table:table-cell>
          <table:table-cell office:value-type="string" office:value="sell, be in demand">
            <text:p>sell, be in de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sells well.">
            <text:p>This magazine sells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着く">
            <text:p>着く</text:p>
          </table:table-cell>
          <table:table-cell office:value-type="string" office:value="つく">
            <text:p>つく</text:p>
          </table:table-cell>
          <table:table-cell office:value-type="string" office:value="arrive at, reach">
            <text:p>arrive at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決まる">
            <text:p>決まる</text:p>
          </table:table-cell>
          <table:table-cell office:value-type="string" office:value="きまる">
            <text:p>きまる</text:p>
          </table:table-cell>
          <table:table-cell office:value-type="string" office:value="be decided">
            <text:p>be deci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が決まりました。">
            <text:p>旅行の日程が決まりました。</text:p>
          </table:table-cell>
          <table:table-cell office:value-type="string" office:value="りょこう の にってい が きまりました。">
            <text:p>りょこう の にってい が きまりました。</text:p>
          </table:table-cell>
          <table:table-cell office:value-type="string" office:value="I've decided on my travel schedule.">
            <text:p>I've decided on my travel schedule.</text:p>
          </table:table-cell>
          <table:table-cell office:value-type="string" office:value="新しい仕事が決まりました。">
            <text:p>新しい仕事が決まりました。</text:p>
          </table:table-cell>
          <table:table-cell office:value-type="string" office:value="あたらしい しごと が きまりました。">
            <text:p>あたらしい しごと が きまりました。</text:p>
          </table:table-cell>
          <table:table-cell office:value-type="string" office:value="I got a new job.">
            <text:p>I got a new job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飾る">
            <text:p>飾る</text:p>
          </table:table-cell>
          <table:table-cell office:value-type="string" office:value="かざる">
            <text:p>かざる</text:p>
          </table:table-cell>
          <table:table-cell office:value-type="string" office:value="decorate">
            <text:p>decor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ーブルの上に花を飾りました。">
            <text:p>テーブルの上に花を飾りました。</text:p>
          </table:table-cell>
          <table:table-cell office:value-type="string" office:value="テーブル の うえ に はな を かざりました。">
            <text:p>テーブル の うえ に はな を かざりました。</text:p>
          </table:table-cell>
          <table:table-cell office:value-type="string" office:value="I decorated the table with flowers.">
            <text:p>I decorated the table with flowers.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殺す">
            <text:p>殺す</text:p>
          </table:table-cell>
          <table:table-cell office:value-type="string" office:value="ころす">
            <text:p>ころす</text:p>
          </table:table-cell>
          <table:table-cell office:value-type="string" office:value="kill">
            <text:p>k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生き物を殺すのが嫌いだ。">
            <text:p>私は生き物を殺すのが嫌いだ。</text:p>
          </table:table-cell>
          <table:table-cell office:value-type="string" office:value="わたし は いきもの を ころす の が きらい だ。">
            <text:p>わたし は いきもの を ころす の が きらい だ。</text:p>
          </table:table-cell>
          <table:table-cell office:value-type="string" office:value="I hate killing living things.">
            <text:p>I hate killing living things.</text:p>
          </table:table-cell>
          <table:table-cell office:value-type="string" office:value="そこのゴキブリを殺してください！">
            <text:p>そこのゴキブリを殺してください！</text:p>
          </table:table-cell>
          <table:table-cell office:value-type="string" office:value="そこ の ゴキブリ を ころして ください！">
            <text:p>そこ の ゴキブリ を ころして ください！</text:p>
          </table:table-cell>
          <table:table-cell office:value-type="string" office:value="Please kill the cockroach there!">
            <text:p>Please kill the cockroach there!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下げる">
            <text:p>下げる</text:p>
          </table:table-cell>
          <table:table-cell office:value-type="string" office:value="さげる">
            <text:p>さげる</text:p>
          </table:table-cell>
          <table:table-cell office:value-type="string" office:value="lower, turn down">
            <text:p>lower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し音量を下げてください。">
            <text:p>少し音量を下げてください。</text:p>
          </table:table-cell>
          <table:table-cell office:value-type="string" office:value="すこし おんりょう を さげて ください。">
            <text:p>すこし おんりょう を さげて ください。</text:p>
          </table:table-cell>
          <table:table-cell office:value-type="string" office:value="Please turn the volume down a little.">
            <text:p>Please turn the volume down a little.</text:p>
          </table:table-cell>
          <table:table-cell office:value-type="string" office:value="彼はお客様に頭を下げた。">
            <text:p>彼はお客様に頭を下げた。</text:p>
          </table:table-cell>
          <table:table-cell office:value-type="string" office:value="かれ は おきゃくさま に あたま を さげた。">
            <text:p>かれ は おきゃくさま に あたま を さげた。</text:p>
          </table:table-cell>
          <table:table-cell office:value-type="string" office:value="He bowed to his customer.">
            <text:p>He bowed to his custom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贈る">
            <text:p>贈る</text:p>
          </table:table-cell>
          <table:table-cell office:value-type="string" office:value="おくる">
            <text:p>おくる</text:p>
          </table:table-cell>
          <table:table-cell office:value-type="string" office:value="offer, give">
            <text:p>off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gave my mother some flowers.">
            <text:p>I gave my mother some flowers.</text:p>
          </table:table-cell>
          <table:table-cell office:value-type="string" office:value="クラスのみんなで先生にプレゼントを贈りました。">
            <text:p>クラスのみんなで先生にプレゼントを贈りました。</text:p>
          </table:table-cell>
          <table:table-cell office:value-type="string" office:value="クラス の みんな で せんせい に プレゼント を おくりました。">
            <text:p>クラス の みんな で せんせい に プレゼント を おくりました。</text:p>
          </table:table-cell>
          <table:table-cell office:value-type="string" office:value="Our class gave our teacher a present.">
            <text:p>Our class gave our teacher a presen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訪ねる">
            <text:p>訪ねる</text:p>
          </table:table-cell>
          <table:table-cell office:value-type="string" office:value="たずねる">
            <text:p>たずねる</text:p>
          </table:table-cell>
          <table:table-cell office:value-type="string" office:value="visit, go to see">
            <text:p>visit, go to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ニューヨークの友達を訪ねた。">
            <text:p>彼はニューヨークの友達を訪ねた。</text:p>
          </table:table-cell>
          <table:table-cell office:value-type="string" office:value="かれ は ニューヨーク の ともだち を たずねた。">
            <text:p>かれ は ニューヨーク の ともだち を たずねた。</text:p>
          </table:table-cell>
          <table:table-cell office:value-type="string" office:value="He visited his friend in New York.">
            <text:p>He visited his friend in New York.</text:p>
          </table:table-cell>
          <table:table-cell office:value-type="string" office:value="私は、夏休みに大阪の祖母を訪ねました。">
            <text:p>私は、夏休みに大阪の祖母を訪ねました。</text:p>
          </table:table-cell>
          <table:table-cell office:value-type="string" office:value="わたし は、なつやすみ に おおさか の そぼ を たずねました。">
            <text:p>わたし は、なつやすみ に おおさか の そぼ を たずねました。</text:p>
          </table:table-cell>
          <table:table-cell office:value-type="string" office:value="I visited my grandmother in Osaka during the summer vacation.">
            <text:p>I visited my grandmother in Osaka during the summer vac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打つ">
            <text:p>打つ</text:p>
          </table:table-cell>
          <table:table-cell office:value-type="string" office:value="うつ">
            <text:p>うつ</text:p>
          </table:table-cell>
          <table:table-cell office:value-type="string" office:value="hit, strike">
            <text:p>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祖父は倒れた時、頭を強く打ちました。">
            <text:p>祖父は倒れた時、頭を強く打ちました。</text:p>
          </table:table-cell>
          <table:table-cell office:value-type="string" office:value="そふ は たおれた とき、あたま を つよく うちました。">
            <text:p>そふ は たおれた とき、あたま を つよく うちました。</text:p>
          </table:table-cell>
          <table:table-cell office:value-type="string" office:value="When my grandfather collapsed, he hit his head hard.">
            <text:p>When my grandfather collapsed, he hit his head har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相談">
            <text:p>相談</text:p>
          </table:table-cell>
          <table:table-cell office:value-type="string" office:value="そうだん">
            <text:p>そうだん</text:p>
          </table:table-cell>
          <table:table-cell office:value-type="string" office:value="consultation, advice">
            <text:p>consultation, ad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相談したいことがあります。">
            <text:p>相談したいことがあります。</text:p>
          </table:table-cell>
          <table:table-cell office:value-type="string" office:value="そうだん したい こと が あります。">
            <text:p>そうだん したい こと が あります。</text:p>
          </table:table-cell>
          <table:table-cell office:value-type="string" office:value="I'd like to get your advice on something.">
            <text:p>I'd like to get your advice on something.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玄関">
            <text:p>玄関</text:p>
          </table:table-cell>
          <table:table-cell office:value-type="string" office:value="げんかん">
            <text:p>げんかん</text:p>
          </table:table-cell>
          <table:table-cell office:value-type="string" office:value="entrance, front door">
            <text:p>entrance, fron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兄弟">
            <text:p>兄弟</text:p>
          </table:table-cell>
          <table:table-cell office:value-type="string" office:value="きょうだい">
            <text:p>きょうだい</text:p>
          </table:table-cell>
          <table:table-cell office:value-type="string" office:value="sibling">
            <text:p>sib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3人兄弟です。">
            <text:p>彼は3人兄弟です。</text:p>
          </table:table-cell>
          <table:table-cell office:value-type="string" office:value="かれ は 3 にん きょうだい です。">
            <text:p>かれ は 3 にん きょうだい です。</text:p>
          </table:table-cell>
          <table:table-cell office:value-type="string" office:value="He is one of the three siblings.">
            <text:p>He is one of the three siblings.</text:p>
          </table:table-cell>
          <table:table-cell office:value-type="string" office:value="あなたは何人兄弟ですか。">
            <text:p>あなたは何人兄弟ですか。</text:p>
          </table:table-cell>
          <table:table-cell office:value-type="string" office:value="あなた は なん にん きょうだい です か。">
            <text:p>あなた は なん にん きょうだい です か。</text:p>
          </table:table-cell>
          <table:table-cell office:value-type="string" office:value="How many kids are in your family?">
            <text:p>How many kids are in your family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長男">
            <text:p>長男</text:p>
          </table:table-cell>
          <table:table-cell office:value-type="string" office:value="ちょうなん">
            <text:p>ちょうなん</text:p>
          </table:table-cell>
          <table:table-cell office:value-type="string" office:value="eldest son">
            <text:p>eldest 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長男は8才です。">
            <text:p>彼の長男は8才です。</text:p>
          </table:table-cell>
          <table:table-cell office:value-type="string" office:value="かれ の ちょうなん は 8 さい です。">
            <text:p>かれ の ちょうなん は 8 さい です。</text:p>
          </table:table-cell>
          <table:table-cell office:value-type="string" office:value="His oldest son is eight years old.">
            <text:p>His oldest son is eight years old.</text:p>
          </table:table-cell>
          <table:table-cell office:value-type="string" office:value="姉は長男と結婚した。">
            <text:p>姉は長男と結婚した。</text:p>
          </table:table-cell>
          <table:table-cell office:value-type="string" office:value="あね は ちょうなん と けっこん した。">
            <text:p>あね は ちょうなん と けっこん した。</text:p>
          </table:table-cell>
          <table:table-cell office:value-type="string" office:value="My older sister got married to an eldest son.">
            <text:p>My older sister got married to an eldest s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高さ">
            <text:p>高さ</text:p>
          </table:table-cell>
          <table:table-cell office:value-type="string" office:value="たかさ">
            <text:p>たかさ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富士山の高さは3,776メートルです。">
            <text:p>富士山の高さは3,776メートルです。</text:p>
          </table:table-cell>
          <table:table-cell office:value-type="string" office:value="ふじさん の たかさ は 3776 メートル です。">
            <text:p>ふじさん の たかさ は 3776 メートル です。</text:p>
          </table:table-cell>
          <table:table-cell office:value-type="string" office:value="The height of Mt. Fuji is 3,776m.">
            <text:p>The height of Mt. Fuji is 3,776m.</text:p>
          </table:table-cell>
          <table:table-cell office:value-type="string" office:value="東京スカイツリーの高さを知っていますか。">
            <text:p>東京スカイツリーの高さを知っていますか。</text:p>
          </table:table-cell>
          <table:table-cell office:value-type="string" office:value="とうきょう スカイツリー の たかさ を しって います か。">
            <text:p>とうきょう スカイツリー の たかさ を しって います か。</text:p>
          </table:table-cell>
          <table:table-cell office:value-type="string" office:value="Do you know the height of the Tokyo Skytree?">
            <text:p>Do you know the height of the Tokyo Skytree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用">
            <text:p>用</text:p>
          </table:table-cell>
          <table:table-cell office:value-type="string" office:value="よう">
            <text:p>よう</text:p>
          </table:table-cell>
          <table:table-cell office:value-type="string" office:value="things to do">
            <text:p>things to d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今日はちょっと用があります。">
            <text:p>今日はちょっと用があります。</text:p>
          </table:table-cell>
          <table:table-cell office:value-type="string" office:value="きょう は ちょっと よう が あります。">
            <text:p>きょう は ちょっと よう が あります。</text:p>
          </table:table-cell>
          <table:table-cell office:value-type="string" office:value="I've got a few things to do today.">
            <text:p>I've got a few things to do toda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時代">
            <text:p>時代</text:p>
          </table:table-cell>
          <table:table-cell office:value-type="string" office:value="じだい">
            <text:p>じだい</text:p>
          </table:table-cell>
          <table:table-cell office:value-type="string" office:value="age, era">
            <text:p>age,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江戸時代は1603年に始まりました。">
            <text:p>江戸時代は1603年に始まりました。</text:p>
          </table:table-cell>
          <table:table-cell office:value-type="string" office:value="えど じだい は 1603 ねん に はじまりました。">
            <text:p>えど じだい は 1603 ねん に はじまりました。</text:p>
          </table:table-cell>
          <table:table-cell office:value-type="string" office:value="The Edo Period started in 1603.">
            <text:p>The Edo Period started in 1603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位置">
            <text:p>位置</text:p>
          </table:table-cell>
          <table:table-cell office:value-type="string" office:value="いち">
            <text:p>いち</text:p>
          </table:table-cell>
          <table:table-cell office:value-type="string" office:value="position, location">
            <text:p>position, 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ホテルの正しい位置が分かりません。">
            <text:p>ホテルの正しい位置が分かりません。</text:p>
          </table:table-cell>
          <table:table-cell office:value-type="string" office:value="ホテル の ただしい いち が わかりません。">
            <text:p>ホテル の ただしい いち が わかりません。</text:p>
          </table:table-cell>
          <table:table-cell office:value-type="string" office:value="I don't know the exact location of the hotel.">
            <text:p>I don't know the exact location of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季節">
            <text:p>季節</text:p>
          </table:table-cell>
          <table:table-cell office:value-type="string" office:value="きせつ">
            <text:p>きせつ</text:p>
          </table:table-cell>
          <table:table-cell office:value-type="string" office:value="season">
            <text:p>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日本には四つの季節があります。">
            <text:p>日本には四つの季節があります。</text:p>
          </table:table-cell>
          <table:table-cell office:value-type="string" office:value="にほん に は よっつ の きせつ が あります。">
            <text:p>にほん に は よっつ の きせつ が あります。</text:p>
          </table:table-cell>
          <table:table-cell office:value-type="string" office:value="There are four seasons in Japan.">
            <text:p>There are four seasons in Japa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穴">
            <text:p>穴</text:p>
          </table:table-cell>
          <table:table-cell office:value-type="string" office:value="あな">
            <text:p>あな</text:p>
          </table:table-cell>
          <table:table-cell office:value-type="string" office:value="hole">
            <text:p>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子ネコが穴に落ちてしまった。">
            <text:p>子ネコが穴に落ちてしまった。</text:p>
          </table:table-cell>
          <table:table-cell office:value-type="string" office:value="こ ネコ が あな に おちて しまった。">
            <text:p>こ ネコ が あな に おちて しまった。</text:p>
          </table:table-cell>
          <table:table-cell office:value-type="string" office:value="A kitten fell into a hole.">
            <text:p>A kitten fell into a hol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裏">
            <text:p>裏</text:p>
          </table:table-cell>
          <table:table-cell office:value-type="string" office:value="うら">
            <text:p>うら</text:p>
          </table:table-cell>
          <table:table-cell office:value-type="string" office:value="the back, the reverse side">
            <text:p>the back, the reverse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裏に公園があります。">
            <text:p>会社の裏に公園があります。</text:p>
          </table:table-cell>
          <table:table-cell office:value-type="string" office:value="かいしゃ の うら に こうえん が あります。">
            <text:p>かいしゃ の うら に こうえん が あります。</text:p>
          </table:table-cell>
          <table:table-cell office:value-type="string" office:value="There's a park behind the company.">
            <text:p>There's a park behind the company.</text:p>
          </table:table-cell>
          <table:table-cell office:value-type="string" office:value="裏の家にはおじいさんが一人で住んでいます。">
            <text:p>裏の家にはおじいさんが一人で住んでいます。</text:p>
          </table:table-cell>
          <table:table-cell office:value-type="string" office:value="うら の いえ に は おじいさん が ひとり で すんで います。">
            <text:p>うら の いえ に は おじいさん が ひとり で すんで います。</text:p>
          </table:table-cell>
          <table:table-cell office:value-type="string" office:value="In the house behind ours, an elderly man lives alone.">
            <text:p>In the house behind ours, an elderly man lives alo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しま">
            <text:p>しま</text:p>
          </table:table-cell>
          <table:table-cell office:value-type="string" office:value="island (Japanese origin)">
            <text:p>island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島国です。">
            <text:p>日本は島国です。</text:p>
          </table:table-cell>
          <table:table-cell office:value-type="string" office:value="にっぽん は しまぐに です。">
            <text:p>にっぽん は しまぐに です。</text:p>
          </table:table-cell>
          <table:table-cell office:value-type="string" office:value="Japan is an island nation.">
            <text:p>Japan is an island nation.</text:p>
          </table:table-cell>
          <table:table-cell office:value-type="string" office:value="その島には誰も住んでいません。">
            <text:p>その島には誰も住んでいません。</text:p>
          </table:table-cell>
          <table:table-cell office:value-type="string" office:value="その しま に は だれ も すんで いません。">
            <text:p>その しま に は だれ も すんで いません。</text:p>
          </table:table-cell>
          <table:table-cell office:value-type="string" office:value="Nobody lives on the island.">
            <text:p>Nobody lives on the islan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海岸">
            <text:p>海岸</text:p>
          </table:table-cell>
          <table:table-cell office:value-type="string" office:value="かいがん">
            <text:p>かいがん</text:p>
          </table:table-cell>
          <table:table-cell office:value-type="string" office:value="seashore, coast">
            <text:p>seashore, co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ガラス">
            <text:p>ガラス</text:p>
          </table:table-cell>
          <table:table-cell office:value-type="string" office:value="ガラス">
            <text:p>ガラス</text:p>
          </table:table-cell>
          <table:table-cell office:value-type="string" office:value="glass (material)">
            <text:p>glass (mater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タルガラスの花瓶を買いました。">
            <text:p>クリスタルガラスの花瓶を買いました。</text:p>
          </table:table-cell>
          <table:table-cell office:value-type="string" office:value="クリスタル ガラス の かびん を かいました。">
            <text:p>クリスタル ガラス の かびん を かいました。</text:p>
          </table:table-cell>
          <table:table-cell office:value-type="string" office:value="I bought a crystal glass vase.">
            <text:p>I bought a crystal glass vase.</text:p>
          </table:table-cell>
          <table:table-cell office:value-type="string" office:value="シンデレラはガラスの靴を履いていました。">
            <text:p>シンデレラはガラスの靴を履いていました。</text:p>
          </table:table-cell>
          <table:table-cell office:value-type="string" office:value="シンデレラ は ガラス の くつ を はいて いました。">
            <text:p>シンデレラ は ガラス の くつ を はいて いました。</text:p>
          </table:table-cell>
          <table:table-cell office:value-type="string" office:value="Cinderella was wearing glass shoes.">
            <text:p>Cinderella was wearing glass sho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al">
            <text:p>natur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が子供を守るのは自然なことだ。">
            <text:p>親が子供を守るのは自然なことだ。</text:p>
          </table:table-cell>
          <table:table-cell office:value-type="string" office:value="おや が こども を まもる の は しぜんな こと だ。">
            <text:p>おや が こども を まもる の は しぜんな こと だ。</text:p>
          </table:table-cell>
          <table:table-cell office:value-type="string" office:value="It's natural that parents protect their children.">
            <text:p>It's natural that parents protect their children.</text:p>
          </table:table-cell>
          <table:table-cell office:value-type="string" office:value="私は自然な日本語を話したいです。">
            <text:p>私は自然な日本語を話したいです。</text:p>
          </table:table-cell>
          <table:table-cell office:value-type="string" office:value="わたし は しぜん な にほん ご を はなしたい です。">
            <text:p>わたし は しぜん な にほん ご を はなしたい です。</text:p>
          </table:table-cell>
          <table:table-cell office:value-type="string" office:value="I want to speak natural Japanese.">
            <text:p>I want to speak natural Japanes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風">
            <text:p>風</text:p>
          </table:table-cell>
          <table:table-cell office:value-type="string" office:value="かぜ">
            <text:p>かぜ</text:p>
          </table:table-cell>
          <table:table-cell office:value-type="string" office:value="wind">
            <text:p>w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科学">
            <text:p>科学</text:p>
          </table:table-cell>
          <table:table-cell office:value-type="string" office:value="かがく">
            <text:p>かがく</text:p>
          </table:table-cell>
          <table:table-cell office:value-type="string" office:value="science">
            <text:p>sci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科学は常に進歩している。">
            <text:p>科学は常に進歩している。</text:p>
          </table:table-cell>
          <table:table-cell office:value-type="string" office:value="かがく は つねに しんぽ して いる。">
            <text:p>かがく は つねに しんぽ して いる。</text:p>
          </table:table-cell>
          <table:table-cell office:value-type="string" office:value="Science is always advancing.">
            <text:p>Science is always advancing.</text:p>
          </table:table-cell>
          <table:table-cell office:value-type="string" office:value="私は大学で社会科学を勉強しました。">
            <text:p>私は大学で社会科学を勉強しました。</text:p>
          </table:table-cell>
          <table:table-cell office:value-type="string" office:value="わたし は だいがく で しゃかい かがく を べんきょう しました。">
            <text:p>わたし は だいがく で しゃかい かがく を べんきょう しました。</text:p>
          </table:table-cell>
          <table:table-cell office:value-type="string" office:value="I studied social science at university.">
            <text:p>I studied social science at universit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太陽">
            <text:p>太陽</text:p>
          </table:table-cell>
          <table:table-cell office:value-type="string" office:value="たいよう">
            <text:p>たいよう</text:p>
          </table:table-cell>
          <table:table-cell office:value-type="string" office:value="sun">
            <text:p>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もう1週間、太陽を見ていません。">
            <text:p>もう1週間、太陽を見ていません。</text:p>
          </table:table-cell>
          <table:table-cell office:value-type="string" office:value="もう 1 しゅうかん、たいよう を みて いません。">
            <text:p>もう 1 しゅうかん、たいよう を みて いません。</text:p>
          </table:table-cell>
          <table:table-cell office:value-type="string" office:value="We haven't seen the sun for a week now.">
            <text:p>We haven't seen the sun for a week n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台風">
            <text:p>台風</text:p>
          </table:table-cell>
          <table:table-cell office:value-type="string" office:value="たいふう">
            <text:p>たいふう</text:p>
          </table:table-cell>
          <table:table-cell office:value-type="string" office:value="typhoon">
            <text:p>typh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が近づいている。">
            <text:p>台風が近づいている。</text:p>
          </table:table-cell>
          <table:table-cell office:value-type="string" office:value="たいふう が ちかづいて いる。">
            <text:p>たいふう が ちかづいて いる。</text:p>
          </table:table-cell>
          <table:table-cell office:value-type="string" office:value="The typhoon's getting closer.">
            <text:p>The typhoon's getting closer.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The tree fell in the typhoon.">
            <text:p>The tree fell in the typho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北">
            <text:p>北</text:p>
          </table:table-cell>
          <table:table-cell office:value-type="string" office:value="きた">
            <text:p>きた</text:p>
          </table:table-cell>
          <table:table-cell office:value-type="string" office:value="north">
            <text:p>no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シアは日本の北にあります。">
            <text:p>ロシアは日本の北にあります。</text:p>
          </table:table-cell>
          <table:table-cell office:value-type="string" office:value="ロシア は にっぽん の きた に あります。">
            <text:p>ロシア は にっぽん の きた に あります。</text:p>
          </table:table-cell>
          <table:table-cell office:value-type="string" office:value="Russia is north of Japan.">
            <text:p>Russia is north of Japan.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馬">
            <text:p>馬</text:p>
          </table:table-cell>
          <table:table-cell office:value-type="string" office:value="うま">
            <text:p>うま</text:p>
          </table:table-cell>
          <table:table-cell office:value-type="string" office:value="horse">
            <text:p>ho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牧場で馬に乗った。">
            <text:p>彼は牧場で馬に乗った。</text:p>
          </table:table-cell>
          <table:table-cell office:value-type="string" office:value="かれ は ぼくじょう で うま に のった。">
            <text:p>かれ は ぼくじょう で うま に のった。</text:p>
          </table:table-cell>
          <table:table-cell office:value-type="string" office:value="He rode a horse at the ranch.">
            <text:p>He rode a horse at the ranch.</text:p>
          </table:table-cell>
          <table:table-cell office:value-type="string" office:value="馬はにんじんやりんごが好きです。">
            <text:p>馬はにんじんやりんごが好きです。</text:p>
          </table:table-cell>
          <table:table-cell office:value-type="string" office:value="うま は にんじん や りんご が すき です。">
            <text:p>うま は にんじん や りんご が すき です。</text:p>
          </table:table-cell>
          <table:table-cell office:value-type="string" office:value="Horses like carrots and apples.">
            <text:p>Horses like carrots and appl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牛肉">
            <text:p>牛肉</text:p>
          </table:table-cell>
          <table:table-cell office:value-type="string" office:value="ぎゅうにく">
            <text:p>ぎゅうにく</text:p>
          </table:table-cell>
          <table:table-cell office:value-type="string" office:value="beef">
            <text:p>be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牛肉を買った。">
            <text:p>夕食に牛肉を買った。</text:p>
          </table:table-cell>
          <table:table-cell office:value-type="string" office:value="ゆうしょく に ぎゅうにく を かった。">
            <text:p>ゆうしょく に ぎゅうにく を かった。</text:p>
          </table:table-cell>
          <table:table-cell office:value-type="string" office:value="I bought beef for dinner.">
            <text:p>I bought beef for dinner.</text:p>
          </table:table-cell>
          <table:table-cell office:value-type="string" office:value="牛肉は高いので、ほとんど買いません。">
            <text:p>牛肉は高いので、ほとんど買いません。</text:p>
          </table:table-cell>
          <table:table-cell office:value-type="string" office:value="ぎゅうにく は たかい ので、ほとんど かいません。">
            <text:p>ぎゅうにく は たかい ので、ほとんど かいません。</text:p>
          </table:table-cell>
          <table:table-cell office:value-type="string" office:value="Beef is expensive, so I hardly ever buy it.">
            <text:p>Beef is expensive, so I hardly ever buy i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雑誌">
            <text:p>雑誌</text:p>
          </table:table-cell>
          <table:table-cell office:value-type="string" office:value="ざっし">
            <text:p>ざっし</text:p>
          </table:table-cell>
          <table:table-cell office:value-type="string" office:value="magazine, journal">
            <text:p>magazine, jou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is selling well.">
            <text:p>This magazine is selling well.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小説">
            <text:p>小説</text:p>
          </table:table-cell>
          <table:table-cell office:value-type="string" office:value="しょうせつ">
            <text:p>しょうせつ</text:p>
          </table:table-cell>
          <table:table-cell office:value-type="string" office:value="novel">
            <text:p>nov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月に3冊くらい小説を読みます。">
            <text:p>私は月に3冊くらい小説を読みます。</text:p>
          </table:table-cell>
          <table:table-cell office:value-type="string" office:value="わたし は つき に 3 さつ くらい しょうせつ を よみます。">
            <text:p>わたし は つき に 3 さつ くらい しょうせつ を よみます。</text:p>
          </table:table-cell>
          <table:table-cell office:value-type="string" office:value="I read about three novels a month.">
            <text:p>I read about three novels a month.</text:p>
          </table:table-cell>
          <table:table-cell office:value-type="string" office:value="彼は今、小説を書いています。">
            <text:p>彼は今、小説を書いています。</text:p>
          </table:table-cell>
          <table:table-cell office:value-type="string" office:value="かれ は いま、しょうせつ を かいて います。">
            <text:p>かれ は いま、しょうせつ を かいて います。</text:p>
          </table:table-cell>
          <table:table-cell office:value-type="string" office:value="He's writing a novel now.">
            <text:p>He's writing a novel n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大使館">
            <text:p>大使館</text:p>
          </table:table-cell>
          <table:table-cell office:value-type="string" office:value="たいしかん">
            <text:p>たいしかん</text:p>
          </table:table-cell>
          <table:table-cell office:value-type="string" office:value="embassy">
            <text:p>embass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使館に勤めています。">
            <text:p>彼は大使館に勤めています。</text:p>
          </table:table-cell>
          <table:table-cell office:value-type="string" office:value="かれ は たいしかん に つとめて います。">
            <text:p>かれ は たいしかん に つとめて います。</text:p>
          </table:table-cell>
          <table:table-cell office:value-type="string" office:value="He works at an embassy.">
            <text:p>He works at an embassy.</text:p>
          </table:table-cell>
          <table:table-cell office:value-type="string" office:value="カナダの日本大使館はオタワにあります。">
            <text:p>カナダの日本大使館はオタワにあります。</text:p>
          </table:table-cell>
          <table:table-cell office:value-type="string" office:value="カナダ の にほん たいしかん は オタワ に あります。">
            <text:p>カナダ の にほん たいしかん は オタワ に あります。</text:p>
          </table:table-cell>
          <table:table-cell office:value-type="string" office:value="The Japanese embassy in Canada is located in Ottawa.">
            <text:p>The Japanese embassy in Canada is located in Ottawa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故障">
            <text:p>故障</text:p>
          </table:table-cell>
          <table:table-cell office:value-type="string" office:value="こしょう">
            <text:p>こしょう</text:p>
          </table:table-cell>
          <table:table-cell office:value-type="string" office:value="malfunction, breakdown">
            <text:p>malfunction, breakd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私の車は故障しています。">
            <text:p>私の車は故障しています。</text:p>
          </table:table-cell>
          <table:table-cell office:value-type="string" office:value="わたし の くるま は こしょう して います。">
            <text:p>わたし の くるま は こしょう して います。</text:p>
          </table:table-cell>
          <table:table-cell office:value-type="string" office:value="My car is broken.">
            <text:p>My car is broke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